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8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 style:data-style-name="N2" text:time-value="05:01:51.7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3T21:55:54.263000000</dc:date>
    <meta:editing-duration>P1DT15H32M54S</meta:editing-duration>
    <meta:editing-cycles>799</meta:editing-cycles>
    <meta:document-statistic meta:table-count="1" meta:cell-count="555" meta:object-count="0"/>
  </office:meta>
</office:document-meta>
</file>